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5E0000033B41271DBA.png" manifest:media-type="image/png"/>
  <manifest:file-entry manifest:full-path="Pictures/100000010000070B00000268E160A5E9.png" manifest:media-type="image/png"/>
  <manifest:file-entry manifest:full-path="Pictures/10000001000006F800000361DD5F2BBF.png" manifest:media-type="image/png"/>
  <manifest:file-entry manifest:full-path="Pictures/10000001000002480000006D0078119C.png" manifest:media-type="image/png"/>
  <manifest:file-entry manifest:full-path="Pictures/1000000100000719000002376E413588.png" manifest:media-type="image/png"/>
  <manifest:file-entry manifest:full-path="Pictures/10000001000007000000022D3A1D5896.png" manifest:media-type="image/png"/>
  <manifest:file-entry manifest:full-path="Pictures/1000000100000702000001FBC3825401.png" manifest:media-type="image/png"/>
  <manifest:file-entry manifest:full-path="Pictures/10000001000006B6000001BF2286BE5E.png" manifest:media-type="image/png"/>
  <manifest:file-entry manifest:full-path="Pictures/1000000100000740000002CA8DE5528D.png" manifest:media-type="image/png"/>
  <manifest:file-entry manifest:full-path="Pictures/10000001000006A7000002411239BE65.png" manifest:media-type="image/png"/>
  <manifest:file-entry manifest:full-path="Pictures/10000001000006B8000001F61F06076E.png" manifest:media-type="image/png"/>
  <manifest:file-entry manifest:full-path="Pictures/10000001000006AC000001DB7DC24F9E.png" manifest:media-type="image/png"/>
  <manifest:file-entry manifest:full-path="Pictures/10000001000006130000015BC962366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059" svg:font-family="C059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059" fo:font-size="40pt" fo:font-weight="bold" officeooo:rsid="001dbb90" officeooo:paragraph-rsid="001bf598" style:font-size-asian="35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059" fo:font-size="40pt" fo:font-weight="normal" officeooo:rsid="001dbb90" officeooo:paragraph-rsid="001bf598" style:font-size-asian="35pt" style:font-weight-asian="normal" style:font-size-complex="4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059" fo:font-size="40pt" fo:font-weight="normal" officeooo:rsid="001bf598" officeooo:paragraph-rsid="001bf598" style:font-size-asian="35pt" style:font-weight-asian="normal" style:font-size-complex="4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S</text:p>
      <text:p text:style-name="P2"><draw:frame draw:style-name="fr1" draw:name="Image1" text:anchor-type="char" svg:x="-0.155cm" svg:y="0.164cm" svg:width="17cm" svg:height="8.625cm" draw:z-index="0"><draw:image xlink:href="Pictures/100000010000065E0000033B41271DBA.png" xlink:type="simple" xlink:show="embed" xlink:actuate="onLoad" draw:mime-type="image/png"/></draw:frame><draw:frame draw:style-name="fr1" draw:name="Image2" text:anchor-type="char" svg:x="-0.249cm" svg:y="15.011cm" svg:width="17cm" svg:height="5.807cm" draw:z-index="1"><draw:image xlink:href="Pictures/100000010000070B00000268E160A5E9.png" xlink:type="simple" xlink:show="embed" xlink:actuate="onLoad" draw:mime-type="image/png"/></draw:frame><draw:frame draw:style-name="fr1" draw:name="Image3" text:anchor-type="char" svg:x="-0.189cm" svg:y="9.232cm" svg:width="17cm" svg:height="5.304cm" draw:z-index="2"><draw:image xlink:href="Pictures/1000000100000719000002376E413588.png" xlink:type="simple" xlink:show="embed" xlink:actuate="onLoad" draw:mime-type="image/png"/></draw:frame><draw:frame draw:style-name="fr1" draw:name="Image4" text:anchor-type="char" svg:x="4.759cm" svg:y="21.556cm" svg:width="6.948cm" svg:height="1.298cm" draw:z-index="3"><draw:image xlink:href="Pictures/10000001000002480000006D0078119C.png" xlink:type="simple" xlink:show="embed" xlink:actuate="onLoad" draw:mime-type="image/png"/></draw:frame></text:p>
      <text:p text:style-name="P3"><draw:frame draw:style-name="fr1" draw:name="Image5" text:anchor-type="char" svg:x="-0.31cm" svg:y="-1.314cm" svg:width="17cm" svg:height="4.803cm" draw:z-index="4"><draw:image xlink:href="Pictures/1000000100000702000001FBC3825401.png" xlink:type="simple" xlink:show="embed" xlink:actuate="onLoad" draw:mime-type="image/png"/></draw:frame><draw:frame draw:style-name="fr1" draw:name="Image6" text:anchor-type="char" svg:x="-0.176cm" svg:y="4.313cm" svg:width="17cm" svg:height="8.241cm" draw:z-index="5"><draw:image xlink:href="Pictures/10000001000006F800000361DD5F2BBF.png" xlink:type="simple" xlink:show="embed" xlink:actuate="onLoad" draw:mime-type="image/png"/></draw:frame><draw:frame draw:style-name="fr1" draw:name="Image7" text:anchor-type="char" svg:x="-0.265cm" svg:y="13.421cm" svg:width="17cm" svg:height="5.283cm" draw:z-index="6"><draw:image xlink:href="Pictures/10000001000007000000022D3A1D5896.png" xlink:type="simple" xlink:show="embed" xlink:actuate="onLoad" draw:mime-type="image/png"/></draw:frame><draw:frame draw:style-name="fr1" draw:name="Image8" text:anchor-type="char" svg:x="-0.332cm" svg:y="19.514cm" svg:width="17cm" svg:height="4.422cm" draw:z-index="7"><draw:image xlink:href="Pictures/10000001000006B6000001BF2286BE5E.png" xlink:type="simple" xlink:show="embed" xlink:actuate="onLoad" draw:mime-type="image/png"/></draw:frame><text:soft-page-break/></text:p>
      <text:p text:style-name="P2"><draw:frame draw:style-name="fr1" draw:name="Image9" text:anchor-type="char" svg:x="0.176cm" svg:y="-1.52cm" svg:width="17cm" svg:height="6.539cm" draw:z-index="8"><draw:image xlink:href="Pictures/1000000100000740000002CA8DE5528D.png" xlink:type="simple" xlink:show="embed" xlink:actuate="onLoad" draw:mime-type="image/png"/></draw:frame><draw:frame draw:style-name="fr1" draw:name="Image10" text:anchor-type="char" svg:x="0.065cm" svg:y="5.831cm" svg:width="17cm" svg:height="5.759cm" draw:z-index="9"><draw:image xlink:href="Pictures/10000001000006A7000002411239BE65.png" xlink:type="simple" xlink:show="embed" xlink:actuate="onLoad" draw:mime-type="image/png"/></draw:frame><draw:frame draw:style-name="fr1" draw:name="Image11" text:anchor-type="char" svg:x="0.123cm" svg:y="12.233cm" svg:width="17cm" svg:height="4.96cm" draw:z-index="10"><draw:image xlink:href="Pictures/10000001000006B8000001F61F06076E.png" xlink:type="simple" xlink:show="embed" xlink:actuate="onLoad" draw:mime-type="image/png"/></draw:frame><draw:frame draw:style-name="fr1" draw:name="Image12" text:anchor-type="char" svg:x="0.062cm" svg:y="17.805cm" svg:width="17cm" svg:height="4.727cm" draw:z-index="11"><draw:image xlink:href="Pictures/10000001000006AC000001DB7DC24F9E.png" xlink:type="simple" xlink:show="embed" xlink:actuate="onLoad" draw:mime-type="image/png"/></draw:frame><draw:frame draw:style-name="fr1" draw:name="Image13" text:anchor-type="char" svg:x="0cm" svg:y="23.036cm" svg:width="17cm" svg:height="3.792cm" draw:z-index="12"><draw:image xlink:href="Pictures/10000001000006130000015BC962366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059" svg:font-family="C059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5T00:31:14.605000000</meta:creation-date>
    <dc:date>2024-10-05T01:36:20.921000000</dc:date>
    <meta:editing-duration>PT15M36S</meta:editing-duration>
    <meta:editing-cycles>1</meta:editing-cycles>
    <meta:document-statistic meta:table-count="0" meta:image-count="13" meta:object-count="0" meta:page-count="3" meta:paragraph-count="1" meta:word-count="1" meta:character-count="7" meta:non-whitespace-character-count="7"/>
    <meta:generator>LibreOffice/24.8.2.1$Windows_X86_64 LibreOffice_project/0f794b6e29741098670a3b95d60478a65d05ef13</meta:generator>
  </office:meta>
</office:document-meta>
</file>